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01cm" style:rel-column-width="1362*"/>
    </style:style>
    <style:style style:name="Tabela1.B" style:family="table-column">
      <style:table-column-properties style:column-width="1.505cm" style:rel-column-width="854*"/>
    </style:style>
    <style:style style:name="Tabela1.C" style:family="table-column">
      <style:table-column-properties style:column-width="9.472cm" style:rel-column-width="5374*"/>
    </style:style>
    <style:style style:name="Tabela1.D" style:family="table-column">
      <style:table-column-properties style:column-width="3.623cm" style:rel-column-width="205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0.614cm"/>
    </style:style>
    <style:style style:name="P1" style:family="paragraph" style:parent-style-name="Heading_20_1">
      <style:paragraph-properties fo:text-align="center" style:justify-single-word="false"/>
      <style:text-properties officeooo:paragraph-rsid="00113544"/>
    </style:style>
    <style:style style:name="P2" style:family="paragraph" style:parent-style-name="Text_20_body">
      <style:paragraph-properties fo:text-align="center" style:justify-single-word="false"/>
      <style:text-properties officeooo:paragraph-rsid="00113544"/>
    </style:style>
    <style:style style:name="P3" style:family="paragraph" style:parent-style-name="Text_20_body">
      <style:text-properties officeooo:paragraph-rsid="00113544"/>
    </style:style>
    <style:style style:name="P4" style:family="paragraph" style:parent-style-name="Table_20_Contents">
      <style:text-properties officeooo:rsid="00113544" officeooo:paragraph-rsid="00113544"/>
    </style:style>
    <style:style style:name="P5" style:family="paragraph" style:parent-style-name="Table_20_Contents">
      <style:text-properties officeooo:rsid="0013196e" officeooo:paragraph-rsid="0013196e"/>
    </style:style>
    <style:style style:name="P6" style:family="paragraph" style:parent-style-name="Text_20_body">
      <style:text-properties officeooo:paragraph-rsid="0015c6f3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P15" style:family="paragraph">
      <style:paragraph-properties fo:text-align="center"/>
    </style:style>
    <style:style style:name="P16" style:family="paragraph">
      <loext:graphic-properties draw:fill-color="#333333"/>
    </style:style>
    <style:style style:name="T1" style:family="text">
      <style:text-properties officeooo:rsid="00113544"/>
    </style:style>
    <style:style style:name="T2" style:family="text">
      <style:text-properties officeooo:rsid="0015c6f3"/>
    </style:style>
    <style:style style:name="T3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0.58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center" style:horizontal-rel="paragraph"/>
    </style:style>
    <style:style style:name="gr3" style:family="graphic">
      <style:graphic-properties svg:stroke-color="#333333" draw:fill-color="#333333" draw:textarea-horizontal-align="justify" draw:textarea-vertical-align="middle" draw:auto-grow-height="false" fo:min-height="0.683cm" fo:min-width="1.228cm" loext:decorative="fals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o de Requisitos</text:h>
      <text:p text:style-name="P2"><text:span text:style-name="Strong_20_Emphasis"/></text:p>
      <text:p text:style-name="P3"><text:span text:style-name="Strong_20_Emphasis"><text:span text:style-name="T1">Histórico de Revisão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D1" office:value-type="string">
            <text:p text:style-name="P4">Autor</text:p>
          </table:table-cell>
        </table:table-row>
        <table:table-row>
          <table:table-cell table:style-name="Tabela1.A2" office:value-type="string">
            <text:p text:style-name="P4">15/02/2025</text:p>
          </table:table-cell>
          <table:table-cell table:style-name="Tabela1.A2" office:value-type="string">
            <text:p text:style-name="P4">1.0</text:p>
          </table:table-cell>
          <table:table-cell table:style-name="Tabela1.A2" office:value-type="string">
            <text:p text:style-name="P5">Elaboração da primeira versão do documento</text:p>
          </table:table-cell>
          <table:table-cell table:style-name="Tabela1.D2" office:value-type="string">
            <text:p text:style-name="P4">Rodrigo Oliveira</text:p>
          </table:table-cell>
        </table:table-row>
        <table:table-row table:style-name="Tabela1.3">
          <table:table-cell table:style-name="Tabela1.A2" office:value-type="string">
            <text:p text:style-name="P4">16/02/2025</text:p>
          </table:table-cell>
          <table:table-cell table:style-name="Tabela1.A2" office:value-type="string">
            <text:p text:style-name="P4">1.1</text:p>
          </table:table-cell>
          <table:table-cell table:style-name="Tabela1.A2" office:value-type="string">
            <text:p text:style-name="P5">Inclusão de novas entidades e atributos e detalhamento nas funcionalidades</text:p>
          </table:table-cell>
          <table:table-cell table:style-name="Tabela1.D2" office:value-type="string">
            <text:p text:style-name="P4">Rodrigo Oliveira</text:p>
          </table:table-cell>
        </table:table-row>
      </table:table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><text:span text:style-name="T1">Versão 1.1<text:tab/><text:tab/><text:tab/><text:tab/><text:tab/><text:tab/><text:tab/><text:tab/><text:tab/><text:tab/>Fevereiro/202</text:span></text:span><text:span text:style-name="Strong_20_Emphasis"><text:span text:style-name="T2">5</text:span></text:span></text:p>
      <text:p text:style-name="P6"><text:soft-page-break/><text:span text:style-name="Strong_20_Emphasis">Visão Geral</text:span></text:p>
      <text:p text:style-name="Text_20_body">O sistema de ponto tem como objetivo gerenciar o controle de jornada de trabalho de funcionários de diferentes empresas, com a possibilidade de registrar entradas e saídas de forma eficiente, gerar relatórios de cálculos de horas, permitir justificativas e fornecer funcionalidades de administração e edição de registros de ponto.</text:p>
      <text:p text:style-name="Horizontal_20_Line"/>
      <text:h text:style-name="Heading_20_3" text:outline-level="3"><text:span text:style-name="Strong_20_Emphasis">Entidades</text:span></text:h>
      <text:list text:style-name="L1">
        <text:list-item>
          <text:p text:style-name="P7"><text:span text:style-name="Strong_20_Emphasis">Empresa</text:span></text:p>
          <text:list>
            <text:list-item>
              <text:p text:style-name="P8"><text:span text:style-name="Strong_20_Emphasis">Atributos:</text:span> </text:p>
              <text:list>
                <text:list-item>
                  <text:p text:style-name="P8">Fantasia </text:p>
                </text:list-item>
                <text:list-item>
                  <text:p text:style-name="P8">Razão Social </text:p>
                </text:list-item>
                <text:list-item>
                  <text:p text:style-name="P8">CNPJ/CPF </text:p>
                </text:list-item>
                <text:list-item>
                  <text:p text:style-name="P8">Nome do responsável pelo sistema </text:p>
                </text:list-item>
                <text:list-item>
                  <text:p text:style-name="P8">E-mail do responsável </text:p>
                </text:list-item>
                <text:list-item>
                  <text:p text:style-name="P8">Cargo do responsável </text:p>
                </text:list-item>
                <text:list-item>
                  <text:p text:style-name="P8">Endereço </text:p>
                </text:list-item>
              </text:list>
            </text:list-item>
          </text:list>
        </text:list-item>
        <text:list-item>
          <text:p text:style-name="P7"><text:span text:style-name="Strong_20_Emphasis">Funcionário</text:span></text:p>
          <text:list>
            <text:list-item>
              <text:p text:style-name="P8"><text:span text:style-name="Strong_20_Emphasis">Atributos:</text:span> </text:p>
              <text:list>
                <text:list-item>
                  <text:p text:style-name="P8">Nome Completo </text:p>
                </text:list-item>
                <text:list-item>
                  <text:p text:style-name="P8">Identificador </text:p>
                </text:list-item>
                <text:list-item>
                  <text:p text:style-name="P8">Crachá </text:p>
                </text:list-item>
                <text:list-item>
                  <text:p text:style-name="P8">PIS (Opcional) </text:p>
                </text:list-item>
                <text:list-item>
                  <text:p text:style-name="P8">CPF </text:p>
                </text:list-item>
                <text:list-item>
                  <text:p text:style-name="P8">Horário (Relacionamento com a entidade Horário) </text:p>
                </text:list-item>
                <text:list-item>
                  <text:p text:style-name="P8">Empresa (Relacionamento com a entidade Empresa) </text:p>
                </text:list-item>
                <text:list-item>
                  <text:p text:style-name="P8">Cargo (Relacionamento com a entidade Cargo) </text:p>
                </text:list-item>
                <text:list-item>
                  <text:p text:style-name="P8">Departamento (Relacionamento com a entidade Departamento) </text:p>
                </text:list-item>
                <text:list-item>
                  <text:p text:style-name="P8">Data de Admissão </text:p>
                </text:list-item>
                <text:list-item>
                  <text:p text:style-name="P8">Data de Demissão (Opcional, quando preenchida o funcionário fica invisível mas reativável) </text:p>
                </text:list-item>
                <text:list-item>
                  <text:p text:style-name="P8">Login (Crachá e Senha definidos pelo administrador) </text:p>
                </text:list-item>
              </text:list>
            </text:list-item>
          </text:list>
        </text:list-item>
        <text:list-item>
          <text:p text:style-name="P7"><text:span text:style-name="Strong_20_Emphasis">Horário</text:span></text:p>
          <text:list>
            <text:list-item>
              <text:p text:style-name="P8"><text:span text:style-name="Strong_20_Emphasis">Atributos:</text:span> </text:p>
              <text:list>
                <text:list-item>
                  <text:p text:style-name="P8">ID </text:p>
                </text:list-item>
                <text:list-item>
                  <text:p text:style-name="P8">Nome </text:p>
                </text:list-item>
                <text:list-item>
                  <text:p text:style-name="P8">Dias da semana com carga horária </text:p>
                </text:list-item>
                <text:list-item>
                  <text:p text:style-name="P8">Opção 1: Tabela com nome do dia e carga horária, onde clicar uma vez define folga, duas vezes define extra e três vezes retorna ao estado original. </text:p>
                </text:list-item>
                <text:list-item>
                  <text:p text:style-name="P8">Opção 2: Tabela com nome dos dias, colunas de entrada e saída (10 no total), e uma coluna de carga preenchida automaticamente e não editável. </text:p>
                </text:list-item>
              </text:list>
            </text:list-item>
          </text:list>
        </text:list-item>
        <text:list-item>
          <text:p text:style-name="P7"><text:soft-page-break/><text:span text:style-name="Strong_20_Emphasis">Justificativa</text:span></text:p>
          <text:list>
            <text:list-item>
              <text:p text:style-name="P8"><text:span text:style-name="Strong_20_Emphasis">Atributos:</text:span> </text:p>
              <text:list>
                <text:list-item>
                  <text:p text:style-name="P8">ID </text:p>
                </text:list-item>
                <text:list-item>
                  <text:p text:style-name="P8">Nome abreviado </text:p>
                </text:list-item>
                <text:list-item>
                  <text:p text:style-name="P8">Nome completo </text:p>
                </text:list-item>
              </text:list>
            </text:list-item>
          </text:list>
        </text:list-item>
        <text:list-item>
          <text:p text:style-name="P7"><text:span text:style-name="Strong_20_Emphasis">Justificativa de Ausência</text:span></text:p>
          <text:list>
            <text:list-item>
              <text:p text:style-name="P8"><text:span text:style-name="Strong_20_Emphasis">Atributos:</text:span> </text:p>
              <text:list>
                <text:list-item>
                  <text:p text:style-name="P8">ID </text:p>
                </text:list-item>
                <text:list-item>
                  <text:p text:style-name="P8">Data </text:p>
                </text:list-item>
                <text:list-item>
                  <text:p text:style-name="P8">Hora de início </text:p>
                </text:list-item>
                <text:list-item>
                  <text:p text:style-name="P8">Hora de fim </text:p>
                </text:list-item>
                <text:list-item>
                  <text:p text:style-name="P8">Justificativa (Relacionamento com a entidade Justificativa) </text:p>
                </text:list-item>
              </text:list>
            </text:list-item>
            <text:list-item>
              <text:p text:style-name="P8"><text:span text:style-name="Strong_20_Emphasis">Regra de exibição:</text:span> Os dias que tiverem justificativas cadastradas exibirão os períodos abonados em outra cor e com um símbolo (exemplo: <text:span text:style-name="Source_20_Text">10:00*</text:span>). </text:p>
            </text:list-item>
          </text:list>
        </text:list-item>
        <text:list-item>
          <text:p text:style-name="P7"><text:span text:style-name="Strong_20_Emphasis">Cargo</text:span></text:p>
          <text:list>
            <text:list-item>
              <text:p text:style-name="P8"><text:span text:style-name="Strong_20_Emphasis">Atributos:</text:span> </text:p>
              <text:list>
                <text:list-item>
                  <text:p text:style-name="P8">ID </text:p>
                </text:list-item>
                <text:list-item>
                  <text:p text:style-name="P8">Nome </text:p>
                </text:list-item>
              </text:list>
            </text:list-item>
          </text:list>
        </text:list-item>
        <text:list-item>
          <text:p text:style-name="P7"><text:span text:style-name="Strong_20_Emphasis">Departamento</text:span></text:p>
          <text:list>
            <text:list-item>
              <text:p text:style-name="P8"><text:span text:style-name="Strong_20_Emphasis">Atributos:</text:span> </text:p>
              <text:list>
                <text:list-item>
                  <text:p text:style-name="P8">ID </text:p>
                </text:list-item>
                <text:list-item>
                  <text:p text:style-name="P8">Nome </text:p>
                </text:list-item>
              </text:list>
            </text:list-item>
          </text:list>
        </text:list-item>
        <text:list-item>
          <text:p text:style-name="P7"><text:span text:style-name="Strong_20_Emphasis">Feriado</text:span></text:p>
          <text:list>
            <text:list-item>
              <text:p text:style-name="P8"><text:span text:style-name="Strong_20_Emphasis">Atributos:</text:span> </text:p>
              <text:list>
                <text:list-item>
                  <text:p text:style-name="P8">ID </text:p>
                </text:list-item>
                <text:list-item>
                  <text:p text:style-name="P8">Nome </text:p>
                </text:list-item>
                <text:list-item>
                  <text:p text:style-name="P8">Constantes de feriados nacionais </text:p>
                </text:list-item>
              </text:list>
            </text:list-item>
          </text:list>
        </text:list-item>
        <text:list-item>
          <text:p text:style-name="P7"><text:span text:style-name="Strong_20_Emphasis">Cartão Ponto</text:span></text:p>
          <text:list>
            <text:list-item>
              <text:p text:style-name="P8"><text:span text:style-name="Strong_20_Emphasis">Atributos:</text:span> </text:p>
              <text:list>
                <text:list-item>
                  <text:p text:style-name="P8">Nome abreviado do dia </text:p>
                </text:list-item>
                <text:list-item>
                  <text:p text:style-name="P8">Data </text:p>
                </text:list-item>
                <text:list-item>
                  <text:p text:style-name="P8">Data inicial (filtro) </text:p>
                </text:list-item>
                <text:list-item>
                  <text:p text:style-name="P8">Data final (filtro) </text:p>
                </text:list-item>
                <text:list-item>
                  <text:p text:style-name="P8">Colunas de entrada e saída </text:p>
                </text:list-item>
                <text:list-item>
                  <text:p text:style-name="P8">Colunas para edição e inclusão de marcações </text:p>
                </text:list-item>
                <text:list-item>
                  <text:p text:style-name="P8">Colunas para justificativas de abono (onde o administrador pode escolher quantos períodos de entrada e saída serão abonados no dia) </text:p>
                </text:list-item>
                <text:list-item>
                  <text:p text:style-name="P8">Limite de 5 períodos por dia (máximo de 10 batidas) </text:p>
                </text:list-item>
              </text:list>
            </text:list-item>
          </text:list>
        </text:list-item>
        <text:list-item>
          <text:p text:style-name="P7"><text:span text:style-name="Strong_20_Emphasis">Relatório de Cálculos</text:span></text:p>
          <text:list>
            <text:list-item>
              <text:p text:style-name="P8"><text:span text:style-name="Strong_20_Emphasis">Atributos:</text:span> </text:p>
              <text:list>
                <text:list-item>
                  <text:p text:style-name="P8">Nome do funcionário </text:p>
                </text:list-item>
                <text:list-item>
                  <text:p text:style-name="P8"><text:soft-page-break/>Data </text:p>
                </text:list-item>
                <text:list-item>
                  <text:p text:style-name="P8">Entrada e saída </text:p>
                </text:list-item>
                <text:list-item>
                  <text:p text:style-name="P8">Horas extras </text:p>
                </text:list-item>
                <text:list-item>
                  <text:p text:style-name="P8">Horas faltas </text:p>
                </text:list-item>
                <text:list-item>
                  <text:p text:style-name="P8">Carga diária </text:p>
                </text:list-item>
                <text:list-item>
                  <text:p text:style-name="P8">Carga realizada </text:p>
                </text:list-item>
                <text:list-item>
                  <text:p text:style-name="P8">Horas abonadas por justificativa </text:p>
                </text:list-item>
              </text:list>
            </text:list-item>
          </text:list>
        </text:list-item>
        <text:list-item>
          <text:p text:style-name="P7"><text:span text:style-name="Strong_20_Emphasis">Usuários (Administradores)</text:span></text:p>
          <text:list>
            <text:list-item>
              <text:p text:style-name="P8"><text:span text:style-name="Strong_20_Emphasis">Atributos:</text:span> </text:p>
              <text:list>
                <text:list-item>
                  <text:p text:style-name="P8">Nome </text:p>
                </text:list-item>
                <text:list-item>
                  <text:p text:style-name="P8">E-mail </text:p>
                </text:list-item>
                <text:list-item>
                  <text:p text:style-name="P8">Cargo </text:p>
                </text:list-item>
                <text:list-item>
                  <text:p text:style-name="P7">Acesso ao sistema 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Funcionalidades</text:span></text:h>
      <text:list text:style-name="L2">
        <text:list-item>
          <text:p text:style-name="P9"><text:span text:style-name="Strong_20_Emphasis">Cadastro de Empresas</text:span></text:p>
          <text:list>
            <text:list-item>
              <text:p text:style-name="P10">O administrador pode cadastrar uma nova empresa com as informações básicas: nome fantasia, razão social, CNPJ/CPF, responsável, e-mail do responsável, cargo do responsável e endereço. </text:p>
            </text:list-item>
          </text:list>
        </text:list-item>
        <text:list-item>
          <text:p text:style-name="P9"><text:span text:style-name="Strong_20_Emphasis">Cadastro de Funcionários</text:span></text:p>
          <text:list>
            <text:list-item>
              <text:p text:style-name="P10">O administrador pode cadastrar um funcionário, incluindo os campos: nome completo, identificador, crachá, PIS (opcional), CPF, horário de trabalho (relacionamento com a entidade Horário), empresa (relacionamento com a entidade Empresa), cargo (relacionamento com a entidade Cargo), departamento (relacionamento com a entidade Departamento), data de admissão, data de demissão (opcional), e login (crachá e senha definidos pelo administrador). </text:p>
            </text:list-item>
            <text:list-item>
              <text:p text:style-name="P10">Quando a data de demissão for preenchida, o funcionário se torna invisível, mas pode ser reativado através de configuração. </text:p>
            </text:list-item>
          </text:list>
        </text:list-item>
        <text:list-item>
          <text:p text:style-name="P9"><text:span text:style-name="Strong_20_Emphasis">Cadastro de Horários</text:span></text:p>
          <text:list>
            <text:list-item>
              <text:p text:style-name="P10">O administrador pode cadastrar horários de trabalho para os funcionários utilizando uma das duas opções disponíveis: </text:p>
              <text:list>
                <text:list-item>
                  <text:p text:style-name="P10">Opção 1: Tabela com nome do dia e carga horária, onde clicar uma vez define folga, duas vezes define extra e três vezes retorna ao estado original. </text:p>
                </text:list-item>
                <text:list-item>
                  <text:p text:style-name="P10">Opção 2: Tabela com nome dos dias, colunas de entrada e saída (10 no total), e uma coluna de carga preenchida automaticamente e não editável. </text:p>
                </text:list-item>
              </text:list>
            </text:list-item>
          </text:list>
        </text:list-item>
        <text:list-item>
          <text:p text:style-name="P9"><text:span text:style-name="Strong_20_Emphasis">Cadastro de Justificativas</text:span></text:p>
          <text:list>
            <text:list-item>
              <text:p text:style-name="P10">O administrador pode cadastrar justificativas de ausência com um nome abreviado e o nome completo da justificativa. </text:p>
            </text:list-item>
          </text:list>
        </text:list-item>
        <text:list-item>
          <text:p text:style-name="P9"><text:span text:style-name="Strong_20_Emphasis">Cadastro de Justificativas de Ausência</text:span></text:p>
          <text:list>
            <text:list-item>
              <text:p text:style-name="P10"><text:soft-page-break/>O administrador pode cadastrar justificativas associadas a um período de tempo (data, hora de início e hora de fim). </text:p>
            </text:list-item>
            <text:list-item>
              <text:p text:style-name="P10">O sistema deve exibir os períodos abonados em outra cor e com um símbolo para identificação. </text:p>
            </text:list-item>
          </text:list>
        </text:list-item>
        <text:list-item>
          <text:p text:style-name="P9"><text:span text:style-name="Strong_20_Emphasis">Cadastro de Cargos</text:span></text:p>
          <text:list>
            <text:list-item>
              <text:p text:style-name="P10">O administrador pode cadastrar novos cargos para os funcionários, definindo um ID e um nome para cada cargo. </text:p>
            </text:list-item>
          </text:list>
        </text:list-item>
        <text:list-item>
          <text:p text:style-name="P9"><text:span text:style-name="Strong_20_Emphasis">Cadastro de Feriados</text:span></text:p>
          <text:list>
            <text:list-item>
              <text:p text:style-name="P10">O sistema deve permitir o cadastro de feriados, com o nome e a data. O sistema também deve ter uma lista pré-definida de feriados nacionais. </text:p>
            </text:list-item>
          </text:list>
        </text:list-item>
        <text:list-item>
          <text:p text:style-name="P9"><text:span text:style-name="Strong_20_Emphasis">Registro de Ponto (Aplicativo Mobile)</text:span></text:p>
          <text:list>
            <text:list-item>
              <text:p text:style-name="P10">O registro de ponto será realizado por um aplicativo mobile, permitindo que o funcionário marque suas entradas e saídas de acordo com seu horário de trabalho. O aplicativo mostrará: </text:p>
              <text:list>
                <text:list-item>
                  <text:p text:style-name="P10">Status da marcação (se foi enviada ou não para o sistema). </text:p>
                </text:list-item>
                <text:list-item>
                  <text:p text:style-name="P10">Data e horário da marcação. </text:p>
                </text:list-item>
              </text:list>
            </text:list-item>
            <text:list-item>
              <text:p text:style-name="P10">O aplicativo terá uma tela de configuração onde o colaborador pode alterar sua senha. </text:p>
            </text:list-item>
          </text:list>
        </text:list-item>
        <text:list-item>
          <text:p text:style-name="P9"><text:span text:style-name="Strong_20_Emphasis">Cartão Ponto (Administração)</text:span></text:p>
          <text:list>
            <text:list-item>
              <text:p text:style-name="P10">O administrador pode acessar o cartão ponto de cada funcionário, visualizando as entradas e saídas, além de poder editar e incluir novas marcações. </text:p>
            </text:list-item>
            <text:list-item>
              <text:p text:style-name="P10">O administrador também pode incluir justificativas para abono de períodos, escolhendo quantos períodos de entrada e saída deseja abonar. </text:p>
            </text:list-item>
            <text:list-item>
              <text:p text:style-name="P10">O cartão ponto terá um limite de 5 períodos por dia, com no máximo 10 batidas registradas. </text:p>
            </text:list-item>
            <text:list-item>
              <text:p text:style-name="P10">A tela do cartão ponto terá opções de filtro por colaborador, permitindo buscar por nome ou crachá. </text:p>
            </text:list-item>
            <text:list-item>
              <text:p text:style-name="P10">Será possível filtrar registros por um intervalo de datas (data inicial e data final). </text:p>
            </text:list-item>
          </text:list>
        </text:list-item>
        <text:list-item>
          <text:p text:style-name="P9"><text:span text:style-name="Strong_20_Emphasis">Relatório de Cálculos</text:span></text:p>
          <text:list>
            <text:list-item>
              <text:p text:style-name="P10">O administrador pode gerar relatórios de cálculos de horas trabalhadas, exibindo as colunas do cartão ponto (nome do funcionário, data, entrada e saída), além de calcular horas extras, horas faltas, carga diária, carga realizada e horas abonadas por justificativa. </text:p>
            </text:list-item>
          </text:list>
        </text:list-item>
        <text:list-item>
          <text:p text:style-name="P9"><text:span text:style-name="Strong_20_Emphasis">Gestão de Usuários (Administradores)</text:span></text:p>
          <text:list>
            <text:list-item>
              <text:p text:style-name="P9">O administrador pode gerenciar os usuários do sistema (administradores), incluindo a criação, alteração e remoção de usuário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Requisitos Não Funcionais</text:span></text:h>
      <text:list text:style-name="L3">
        <text:list-item>
          <text:p text:style-name="P11">O sistema será uma aplicação desktop, com o aplicativo mobile disponível apenas para os funcionários registrarem o ponto. </text:p>
        </text:list-item>
        <text:list-item>
          <text:p text:style-name="P11"><text:soft-page-break/>O sistema deve ser seguro, garantindo que apenas administradores possam realizar alterações nos registros de ponto. </text:p>
        </text:list-item>
        <text:list-item>
          <text:p text:style-name="P11">O sistema deve permitir a gestão de múltiplas empresas de forma independente. </text:p>
        </text:list-item>
        <text:list-item>
          <text:p text:style-name="P11">A interface do usuário deve ser intuitiva e de fácil navegação. </text:p>
        </text:list-item>
        <text:list-item>
          <text:p text:style-name="P12">O sistema deve permitir a exportação de relatórios em formatos como PDF ou Excel. 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ffffff" loext:opacity="100%" fo:font-size="12pt" officeooo:paragraph-rsid="001086cb" fo:background-color="#333333" style:font-size-asian="12pt" style:font-size-complex="12pt"/>
    </style:style>
    <style:style style:name="MP2" style:family="paragraph">
      <style:paragraph-properties fo:text-align="center"/>
    </style:style>
    <style:style style:name="MP3" style:family="paragraph">
      <loext:graphic-properties draw:fill-color="#333333"/>
    </style:style>
    <style:style style:name="MP4" style:family="paragraph">
      <style:text-properties fo:font-size="11pt" style:font-size-asian="11pt" style:font-size-complex="11pt"/>
    </style:style>
    <style:style style:name="MP5" style:family="paragraph">
      <loext:graphic-properties draw:fill="none" draw:fill-color="#ffffff"/>
      <style:text-properties fo:font-size="11pt" style:font-size-asian="11pt" style:font-size-complex="11pt"/>
    </style:style>
    <style:style style:name="MT1" style:family="text">
      <style:text-properties fo:font-size="11pt" style:font-size-asian="11pt" style:font-size-complex="11pt"/>
    </style:style>
    <style:style style:name="M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center" style:horizontal-rel="paragraph"/>
    </style:style>
    <style:style style:name="Mgr2" style:family="graphic">
      <style:graphic-properties svg:stroke-color="#333333" draw:fill-color="#333333" draw:textarea-horizontal-align="justify" draw:textarea-vertical-align="middle" draw:auto-grow-height="false" fo:min-height="0.683cm" fo:min-width="1.228cm" loext:decorative="false" style:run-through="background" style:wrap="run-through" style:number-wrapped-paragraphs="no-limit" style:vertical-pos="from-top" style:vertical-rel="paragraph" style:horizontal-pos="from-left" style:horizontal-rel="paragraph"/>
    </style:style>
    <style:style style:name="Mgr3" style:family="graphic">
      <style:graphic-properties draw:stroke="none" svg:stroke-color="#000000" draw:fill="none" draw:fill-color="#ffffff" fo:min-height="0.58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11" draw:name="Linha 1" draw:style-name="Mgr1" draw:text-style-name="MP2" svg:x1="-0.575cm" svg:y1="-0.092cm" svg:x2="17.575cm" svg:y2="-0.092cm"><text:p/></draw:line><draw:custom-shape text:anchor-type="paragraph" draw:z-index="5" draw:name="Forma 1" draw:style-name="Mgr2" draw:text-style-name="MP3" svg:width="1.228cm" svg:height="0.683cm" svg:x="16.369cm" svg:y="-0.092cm"><text:p/><draw:enhanced-geometry svg:viewBox="0 0 21600 21600" draw:type="rectangle" draw:enhanced-path="M 0 0 L 21600 0 21600 21600 0 21600 0 0 Z N"/></draw:custom-shape><draw:frame text:anchor-type="paragraph" draw:z-index="17" draw:name="Quadro de texto 1" draw:style-name="Mgr3" draw:text-style-name="MP5" svg:width="7.102cm" svg:height="0.59cm" svg:x="9.267cm" svg:y="0.025cm"><draw:text-box><text:p text:style-name="MP4"><text:span text:style-name="MT1">Grupo Rodrigo – Projeto Sistema de Ponto |</text:span></text:p></draw:text-box></draw:frame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6T17:58:48.128341726</meta:creation-date>
    <dc:date>2025-02-17T11:08:35.989419600</dc:date>
    <meta:editing-duration>PT25M54S</meta:editing-duration>
    <meta:editing-cycles>2</meta:editing-cycles>
    <meta:generator>LibreOffice/25.2.0.3$Windows_X86_64 LibreOffice_project/e1cf4a87eb02d755bce1a01209907ea5ddc8f069</meta:generator>
    <meta:document-statistic meta:table-count="1" meta:image-count="0" meta:object-count="0" meta:page-count="6" meta:paragraph-count="141" meta:word-count="1078" meta:character-count="6550" meta:non-whitespace-character-count="5626"/>
  </office:meta>
</office:document-meta>
</file>